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718cm"/>
    </style:style>
    <style:style style:name="co3" style:family="table-column">
      <style:table-column-properties fo:break-before="auto" style:column-width="4.583cm"/>
    </style:style>
    <style:style style:name="co5" style:family="table-column">
      <style:table-column-properties fo:break-before="auto" style:column-width="21.922cm"/>
    </style:style>
    <style:style style:name="co6" style:family="table-column">
      <style:table-column-properties fo:break-before="auto" style:column-width="2.258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style:style style:name="ce5" style:family="table-cell" style:parent-style-name="Default">
      <style:table-cell-properties fo:wrap-option="wrap" style:vertical-align="middle"/>
      <style:text-properties style:use-window-font-color="true"/>
    </style:style>
    <style:style style:name="ce6" style:family="table-cell" style:parent-style-name="Default">
      <style:table-cell-properties fo:wrap-option="wrap" style:vertical-align="middle"/>
      <style:text-properties fo:color="#ff0000"/>
    </style:style>
  </office:automatic-styles>
  <office:body>
    <office:spreadsheet>
      <table:table table:name="Hoja1" table:style-name="ta1" table:print="false">
        <table:table-column table:style-name="co2" table:default-cell-style-name="ce2"/>
        <table:table-column table:style-name="co3" table:default-cell-style-name="ce2"/>
        <table:table-column table:style-name="co5" table:default-cell-style-name="ce2"/>
        <table:table-row table:style-name="ro3">
          <table:table-cell table:style-name="ce1" office:value-type="string" table:number-columns-spanned="3" table:number-rows-spanned="1">
            <text:p>google.maps.MarkerOptions object specification</text:p>
          </table:table-cell>
          <table:covered-table-cell table:number-columns-repeated="2"/>
        </table:table-row>
        <table:table-row table:style-name="ro2">
          <table:table-cell table:number-columns-repeated="3"/>
        </table:table-row>
        <table:table-row table:style-name="ro4">
          <table:table-cell table:style-name="ce3" office:value-type="string">
            <text:p>Properties</text:p>
          </table:table-cell>
          <table:table-cell table:number-columns-repeated="2"/>
        </table:table-row>
        <table:table-row table:style-name="ro5">
          <table:table-cell table:style-name="ce4" office:value-type="string">
            <text:p>Properties </text:p>
          </table:table-cell>
          <table:table-cell table:style-name="ce4" office:value-type="string">
            <text:p>Type </text:p>
          </table:table-cell>
          <table:table-cell table:style-name="ce4" office:value-type="string">
            <text:p>Description</text:p>
          </table:table-cell>
        </table:table-row>
        <table:table-row table:style-name="ro5">
          <table:table-cell table:style-name="ce5" office:value-type="string">
            <text:p>animation </text:p>
          </table:table-cell>
          <table:table-cell office:value-type="string">
            <text:p><text:a xlink:href="../Animation%20class.ods">Animation</text:a> </text:p>
          </table:table-cell>
          <table:table-cell office:value-type="string">
            <text:p>Which animation to play when marker is added to a map.</text:p>
          </table:table-cell>
        </table:table-row>
        <table:table-row table:style-name="ro5">
          <table:table-cell table:style-name="ce5" office:value-type="string">
            <text:p>clickable </text:p>
          </table:table-cell>
          <table:table-cell office:value-type="string">
            <text:p>boolean </text:p>
          </table:table-cell>
          <table:table-cell office:value-type="string">
            <text:p>If true, the marker receives mouse and touch events. Default value is true.</text:p>
          </table:table-cell>
        </table:table-row>
        <table:table-row table:style-name="ro5">
          <table:table-cell table:style-name="ce6" office:value-type="string">
            <text:p>cursor </text:p>
          </table:table-cell>
          <table:table-cell office:value-type="string">
            <text:p>string </text:p>
          </table:table-cell>
          <table:table-cell office:value-type="string">
            <text:p>Mouse cursor to show on hover</text:p>
          </table:table-cell>
        </table:table-row>
        <table:table-row table:style-name="ro5">
          <table:table-cell table:style-name="ce5" office:value-type="string">
            <text:p>draggable </text:p>
          </table:table-cell>
          <table:table-cell office:value-type="string">
            <text:p>boolean </text:p>
          </table:table-cell>
          <table:table-cell office:value-type="string">
            <text:p>If true, the marker can be dragged. Default value is false.</text:p>
          </table:table-cell>
        </table:table-row>
        <table:table-row table:style-name="ro5">
          <table:table-cell table:style-name="ce5" office:value-type="string">
            <text:p>flat </text:p>
          </table:table-cell>
          <table:table-cell office:value-type="string">
            <text:p>boolean </text:p>
          </table:table-cell>
          <table:table-cell office:value-type="string">
            <text:p>If true, the marker shadow will not be displayed.</text:p>
          </table:table-cell>
        </table:table-row>
        <table:table-row table:style-name="ro5">
          <table:table-cell table:style-name="ce5" office:value-type="string">
            <text:p>icon </text:p>
          </table:table-cell>
          <table:table-cell office:value-type="string">
            <text:p>string|MarkerImage|Symbol</text:p>
          </table:table-cell>
          <table:table-cell office:value-type="string">
            <text:p>Icon for the foreground</text:p>
          </table:table-cell>
        </table:table-row>
        <table:table-row table:style-name="ro5">
          <table:table-cell table:style-name="ce5" office:value-type="string">
            <text:p>map </text:p>
          </table:table-cell>
          <table:table-cell office:value-type="string">
            <text:p>Map|StreetViewPanorama </text:p>
          </table:table-cell>
          <table:table-cell office:value-type="string">
            <text:p>Map on which to display Marker.</text:p>
          </table:table-cell>
        </table:table-row>
        <table:table-row table:style-name="ro6">
          <table:table-cell table:style-name="ce5" office:value-type="string">
            <text:p>optimized </text:p>
          </table:table-cell>
          <table:table-cell office:value-type="string">
            <text:p>boolean </text:p>
          </table:table-cell>
          <table:table-cell office:value-type="string">
            <text:p>Optimization renders many markers as a single static element. Optimized rendering is enabled by default. Disable optimized rendering for animated GIFs or PNGs, or when each marker must be rendered as a separate DOM element (advanced usage only).</text:p>
          </table:table-cell>
        </table:table-row>
        <table:table-row table:style-name="ro5">
          <table:table-cell table:style-name="ce5" office:value-type="string">
            <text:p>position </text:p>
          </table:table-cell>
          <table:table-cell office:value-type="string">
            <text:p><text:a xlink:href="../LatLng%20class.ods">LatLng</text:a> </text:p>
          </table:table-cell>
          <table:table-cell office:value-type="string">
            <text:p>Marker position. Required.</text:p>
          </table:table-cell>
        </table:table-row>
        <table:table-row table:style-name="ro5">
          <table:table-cell table:style-name="ce5" office:value-type="string">
            <text:p>raiseOnDrag </text:p>
          </table:table-cell>
          <table:table-cell office:value-type="string">
            <text:p>boolean </text:p>
          </table:table-cell>
          <table:table-cell office:value-type="string">
            <text:p>If false, disables raising and lowering the marker on drag. This option is true by default.</text:p>
          </table:table-cell>
        </table:table-row>
        <table:table-row table:style-name="ro5">
          <table:table-cell table:style-name="ce6" office:value-type="string">
            <text:p>shadow </text:p>
          </table:table-cell>
          <table:table-cell office:value-type="string">
            <text:p>string|MarkerImage|Symbol</text:p>
          </table:table-cell>
          <table:table-cell office:value-type="string">
            <text:p>Shadow image</text:p>
          </table:table-cell>
        </table:table-row>
        <table:table-row table:style-name="ro5">
          <table:table-cell table:style-name="ce6" office:value-type="string">
            <text:p>shape </text:p>
          </table:table-cell>
          <table:table-cell office:value-type="string">
            <text:p>MarkerShape </text:p>
          </table:table-cell>
          <table:table-cell office:value-type="string">
            <text:p>Image map region definition used for drag/click.</text:p>
          </table:table-cell>
        </table:table-row>
        <table:table-row table:style-name="ro5">
          <table:table-cell table:style-name="ce5" office:value-type="string">
            <text:p>title </text:p>
          </table:table-cell>
          <table:table-cell office:value-type="string">
            <text:p>string </text:p>
          </table:table-cell>
          <table:table-cell office:value-type="string">
            <text:p>Rollover text</text:p>
          </table:table-cell>
        </table:table-row>
        <table:table-row table:style-name="ro5">
          <table:table-cell table:style-name="ce5" office:value-type="string">
            <text:p>visible </text:p>
          </table:table-cell>
          <table:table-cell office:value-type="string">
            <text:p>boolean </text:p>
          </table:table-cell>
          <table:table-cell office:value-type="string">
            <text:p>If true, the marker is visible</text:p>
          </table:table-cell>
        </table:table-row>
        <table:table-row table:style-name="ro7">
          <table:table-cell table:style-name="ce5" office:value-type="string">
            <text:p>zIndex </text:p>
          </table:table-cell>
          <table:table-cell office:value-type="string">
            <text:p>number </text:p>
          </table:table-cell>
          <table:table-cell office:value-type="string">
            <text:p>All markers are displayed on the map in order of their zIndex, with higher values displaying in front of markers with lower values. By default, markers are displayed according to their vertical position on screen, with lower markers appearing in front of markers further up the screen.</text:p>
          </table:table-cell>
        </table:table-row>
        <table:table-row table:style-name="ro2" table:number-rows-repeated="1048556">
          <table:table-cell table:number-columns-repeated="3"/>
        </table:table-row>
        <table:table-row table:style-name="ro2">
          <table:table-cell table:number-columns-repeated="3"/>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0T00:48:26.12</meta:creation-date>
    <dc:date>2012-08-09T00:32:19.35</dc:date>
    <meta:editing-duration>PT2H12M22S</meta:editing-duration>
    <meta:editing-cycles>9</meta:editing-cycles>
    <meta:generator>LibreOffice/3.5$Windows_x86 LibreOffice_project/165a79a-7059095-e13bb37-fef39a4-9503d18</meta:generator>
    <meta:document-statistic meta:table-count="3" meta:cell-count="50" meta:object-count="0"/>
  </office:meta>
</office:document-meta>
</file>